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ve Artefacts</text:p>
      <text:p text:style-name="P1">Automated Testing using Selenium (before final development)</text:p>
      <text:p text:style-name="P2"><text:tab/>Testing Texchange manually for bugs is time-consuming, especially when fixing bugs within the code. Due to this, automated testing was the preferred method of testing, using the Selenium extension for Firefox.</text:p>
      <text:p text:style-name="P2"><text:tab/>This particular round of testing was completed to test for bugs before the final release. The major purpose of this is to test the website when it is being developed at the same time. For this, I was tasked with developing the automated tests for Communication and Borrowing Mechanisms and User Binary Rating System.</text:p>
      <text:p text:style-name="P2"/>
      <text:p text:style-name="P2"/>
      <text:p text:style-name="P1">Automated Testing using Selenium (after final development)</text:p>
      <text:p text:style-name="P2"><text:tab/>Testing Texchange manually for bugs is time-consuming, especially when fixing bugs within the code. Due to this, automated testing was the preferred method of testing, using the Selenium extension for Firefox.</text:p>
      <text:p text:style-name="P2"><text:tab/>A second round of testing was conducted to ensure that the tests themselves were kept relevant and accurate as the website had certain elements changed, and thus required another round of development. Again, I was tasked with updating the Communication and Borrowing Mechanisms and User Binary Rating System, which involved </text:p>
      <text:p text:style-name="P2"/>
      <text:p text:style-name="P2"/>
      <text:p text:style-name="P1">Public Opinion Survey</text:p>
      <text:p text:style-name="P2"><text:tab/>In order to ensure that the development work conducted on Texchange was relevant, it was necessary to obtain feedback. For this, Olivia, Lachlan and I developed a public survey form with the purpose of gaining feedback from a variety of QUT students studying different degrees.</text:p>
      <text:p text:style-name="P2"><text:tab/>The survey contained 10 questions, ranging from “how likely would you be to recommend Texchange to a friend?” to “what do you like least about Texchange?”, with a variety of questions in between.</text:p>
      <text:p text:style-name="P2"><text:tab/>Results returned as mostly-positive public opinions of Texchange, which indicates that Texchange is ideal for the business environment it is entering. Further development of <text:s/>the website will follow the suggestions given by users.</text:p>
      <text:p text:style-name="P2"/>
      <text:p text:style-name="P2"/>
      <text:p text:style-name="P1">Business Letter Draft Work</text:p>
      <text:p text:style-name="P2"><text:tab/>Our team was tasked with sending Century Solutions a business letter to review the quality of their presentation. My tasks delegated for this were to provide feedback on the technical and professional aspects, with an overall review on the quality of both.</text:p>
      <text:p text:style-name="P2"><text:tab/>First, a draft version of the business letter was created. This would serve as a general template for the final revision and would have place holder names and terms for particular areas to be filled out as the information was collated and finalised.</text:p>
      <text:p text:style-name="P2"><text:tab/>Following this, I completed the technical and professional aspects of the presentation, including specific examples of both.</text:p>
      <text:p text:style-name="P2"><text:soft-page-break/></text:p>
      <text:p text:style-name="P1">JIRA User Acceptance Testing Story List &amp; JIRA Management</text:p>
      <text:p text:style-name="P2"><text:tab/>In order to ensure that every aspect of the website was being developed correctly, it was vital to use JIRA for tracking and monitoring particular user stories.</text:p>
      <text:p text:style-name="P2"><text:tab/>Lachlan, Olivia and I worked with the rest of Vicious &amp; Delicious and the client team to develop user stories. In particular, I developed the user stories for the Binary User Rating System and assisted with all of the others.</text:p>
      <text:p text:style-name="P2"><text:tab/>While the testing occurred and the website was being updated, it was necessary to keep JIRA up-to-date and relevant. Lachlan, Olivia and I were placed in charge of ensuring that JIRA was correct, and I ensured that all of the acceptance criteria were correct and consis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Christoffels</meta:initial-creator>
    <meta:creation-date>2015-10-20T09:33:07.15</meta:creation-date>
    <dc:date>2015-10-22T13:41:20.35</dc:date>
    <dc:creator>Jack Christoffels</dc:creator>
    <meta:editing-duration>PT4H29M26S</meta:editing-duration>
    <meta:editing-cycles>18</meta:editing-cycles>
    <meta:generator>OpenOffice/4.1.1$Win32 OpenOffice.org_project/411m6$Build-9775</meta:generator>
    <meta:document-statistic meta:table-count="0" meta:image-count="0" meta:object-count="0" meta:page-count="2" meta:paragraph-count="19" meta:word-count="524" meta:character-count="3296"/>
  </office:meta>
</office:document-meta>
</file>